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Переменные" style:family="table">
      <style:table-properties style:width="17cm" table:align="margins"/>
    </style:style>
    <style:style style:name="Переменные.A" style:family="table-column">
      <style:table-column-properties style:column-width="4.249cm" style:rel-column-width="16383*"/>
    </style:style>
    <style:style style:name="Переменные.D" style:family="table-column">
      <style:table-column-properties style:column-width="4.251cm" style:rel-column-width="16386*"/>
    </style:style>
    <style:style style:name="Переменные.A1" style:family="table-cell">
      <style:table-cell-properties fo:padding="0.097cm" fo:border-left="0.002cm solid #000000" fo:border-right="none" fo:border-top="0.002cm solid #000000" fo:border-bottom="0.002cm solid #000000"/>
    </style:style>
    <style:style style:name="Переменные.D1" style:family="table-cell">
      <style:table-cell-properties fo:padding="0.097cm" fo:border="0.002cm solid #000000"/>
    </style:style>
    <style:style style:name="Переменные.A2" style:family="table-cell">
      <style:table-cell-properties fo:padding="0.097cm" fo:border-left="0.002cm solid #000000" fo:border-right="none" fo:border-top="none" fo:border-bottom="0.002cm solid #000000"/>
    </style:style>
    <style:style style:name="Переменные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Heading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истов <text:page-count>1</text:page-count></text:p>
      <text:p text:style-name="P1"/>
      <table:table table:name="Переменные" table:style-name="Переменные">
        <table:table-column table:style-name="Переменные.A" table:number-columns-repeated="3"/>
        <table:table-column table:style-name="Переменные.D"/>
        <table:table-header-rows>
          <table:table-row>
            <table:table-cell table:style-name="Переменные.A1" office:value-type="string">
              <text:p text:style-name="Table_20_Heading">Имя</text:p>
            </table:table-cell>
            <table:table-cell table:style-name="Переменные.A1" office:value-type="string">
              <text:p text:style-name="P3">Размерность</text:p>
            </table:table-cell>
            <table:table-cell table:style-name="Переменные.A1" office:value-type="string">
              <text:p text:style-name="Table_20_Heading">Точность</text:p>
            </table:table-cell>
            <table:table-cell table:style-name="Переменные.D1" office:value-type="string">
              <text:p text:style-name="P3">Диапазон</text:p>
            </table:table-cell>
          </table:table-row>
        </table:table-header-rows>
        <table:table-row>
          <table:table-cell table:style-name="Переменные.A2" office:value-type="string">
            <text:p text:style-name="P2">{param.identif}</text:p>
          </table:table-cell>
          <table:table-cell table:style-name="Переменные.A2" office:value-type="string">
            <text:p text:style-name="P2">{param.razm}</text:p>
          </table:table-cell>
          <table:table-cell table:style-name="Переменные.A2" office:value-type="string">
            <text:p text:style-name="P2">{param.prec}</text:p>
          </table:table-cell>
          <table:table-cell table:style-name="Переменные.D2" office:value-type="string">
            <text:p text:style-name="P2">{param.diapazon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/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етр Демин</meta:initial-creator>
    <meta:creation-date>2011-06-22T12:47:37.78</meta:creation-date>
    <dc:date>2011-10-13T13:36:02.84</dc:date>
    <meta:editing-duration>PT39M58S</meta:editing-duration>
    <meta:editing-cycles>5</meta:editing-cycles>
    <meta:generator>OpenOffice.org/3.3$Win32 OpenOffice.org_project/330m20$Build-9567</meta:generator>
    <meta:document-statistic meta:table-count="1" meta:image-count="0" meta:object-count="0" meta:page-count="1" meta:paragraph-count="9" meta:word-count="10" meta:character-count="93"/>
  </office:meta>
</office:document-meta>
</file>